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2.427cm" fo:break-before="auto" style:use-optimal-row-height="true"/>
    </style:style>
    <style:style style:name="ro39" style:family="table-row">
      <style:table-row-properties style:row-height="6.376cm" fo:break-before="auto" style:use-optimal-row-height="true"/>
    </style:style>
    <style:style style:name="ro40" style:family="table-row">
      <style:table-row-properties style:row-height="1.637cm" fo:break-before="auto" style:use-optimal-row-height="true"/>
    </style:style>
    <style:style style:name="ro41" style:family="table-row">
      <style:table-row-properties style:row-height="0.658cm" fo:break-before="auto" style:use-optimal-row-height="true"/>
    </style:style>
    <style:style style:name="ro42" style:family="table-row">
      <style:table-row-properties style:row-height="0.6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30T17:07:28.62">
            <text:p>0330 <text:s/>1707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30T17:07:28.63">
            <text:p>0330 <text:s/>1707</text:p>
          </table:table-cell>
          <table:table-cell table:style-name="ce8" table:formula="of:=NOW()" office:value-type="date" office:date-value="2022-03-30T17:07:28.63">
            <text:p>0330 <text:s/>17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30T17:07:28.63">
            <text:p>0330 <text:s/>17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30T17:07:28.63">
            <text:p>0330 <text:s/>1707</text:p>
          </table:table-cell>
          <table:table-cell table:style-name="ce8" table:formula="of:=NOW()" office:value-type="date" office:date-value="2022-03-30T17:07:28.63">
            <text:p>0330 <text:s/>170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1cm" draw:caption-point-x="-0.61cm" draw:caption-point-y="1.505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9999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30T17:07:29.42">
            <text:p>2022/3/30 17:07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2022/03/30</text:date>, <text:time>17:0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30T17:07:27.82</dc:date>
    <dc:creator>iwabuchi ken</dc:creator>
    <meta:editing-duration>P16DT7H18M26S</meta:editing-duration>
    <meta:editing-cycles>2274</meta:editing-cycles>
    <meta:generator>OpenOffice/4.1.3$Win32 OpenOffice.org_project/413m1$Build-9783</meta:generator>
    <meta:document-statistic meta:table-count="2" meta:cell-count="1008" meta:object-count="0"/>
  </office:meta>
</office:document-meta>
</file>